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wiss" style:font-pitch="variable"/>
    <style:font-face style:name="Noto Sans CJK KR" svg:font-family="'Noto Sans CJK KR'" style:font-family-generic="swiss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family-generic="swiss"/>
    <style:font-face style:name="Noto Sans CJK TC2" svg:font-family="'Noto Sans CJK TC'" style:font-family-generic="system" style:font-pitch="variable"/>
    <style:font-face style:name="Noto Sans CJK TC3" svg:font-family="'Noto Sans CJK TC'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erif CJK TC" svg:font-family="'Noto Serif CJK TC'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style:protect="position size" loext:decorative="false"/>
    </style:style>
    <style:style style:name="gr2" style:family="graphic" style:parent-style-name="standard">
      <style:graphic-properties draw:stroke="none" draw:fill="solid" draw:fill-color="#ffffcc" draw:opacity="100%" draw:shadow="hidden" loext:decorative="false"/>
    </style:style>
    <style:style style:name="gr3" style:family="graphic" style:parent-style-name="standard">
      <style:graphic-properties draw:stroke="solid" svg:stroke-width="0.026cm" svg:stroke-color="#000000" draw:fill="none" fo:padding-top="0.138cm" fo:padding-bottom="0.138cm" fo:padding-left="0.263cm" fo:padding-right="0.263cm" loext:decorative="false"/>
    </style:style>
    <style:style style:name="gr4" style:family="graphic" style:parent-style-name="standard">
      <style:graphic-properties draw:stroke="none" draw:fill="solid" draw:fill-color="#000000" draw:opacity="100%" draw:shadow="hidden" style:protect="position size" loext:decorative="false"/>
    </style:style>
    <style:style style:name="gr5" style:family="graphic" style:parent-style-name="standard">
      <style:graphic-properties draw:stroke="none" draw:fill="none" draw:textarea-vertical-align="middle" fo:min-height="2.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draw:fill="none" draw:textarea-vertical-align="middle" fo:min-height="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8" style:family="graphic" style:parent-style-name="standard" style:list-style-name="L1">
      <style:graphic-properties draw:stroke="none" draw:fill="none" draw:textarea-vertical-align="middle" fo:min-height="1.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847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textarea-vertical-align="middle" fo:min-height="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draw:fill="none" draw:textarea-vertical-align="middle" fo:min-height="1.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textarea-vertical-align="middle" fo:min-height="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textarea-vertical-align="middle" fo:min-height="1.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textarea-vertical-align="middle" fo:min-height="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textarea-vertical-align="middle" fo:min-height="1.5cm" fo:min-width="2.54cm" fo:padding-top="0cm" fo:padding-bottom="0cm" fo:padding-left="0cm" fo:padding-right="0cm" style:protect="position size" loext:decorative="false"/>
      <style:paragraph-properties style:writing-mode="lr-tb"/>
    </style:style>
    <style:style style:name="P1" style:family="paragraph">
      <loext:graphic-properties draw:fill="solid" draw:fill-color="#ffffcc" draw:opacity="100%"/>
    </style:style>
    <style:style style:name="P2" style:family="paragraph">
      <loext:graphic-properties draw:fill="none"/>
    </style:style>
    <style:style style:name="P3" style:family="paragraph">
      <loext:graphic-properties draw:fill="solid" draw:fill-color="#000000" draw:opacity="100%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/>
      <style:paragraph-properties fo:line-height="100%" fo:text-align="center"/>
      <style:text-properties style:font-name="Noto Sans2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 CJK TC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CJK TC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font-name="Noto Sans CJK TC" style:font-name-asian="Noto Sans CJK TC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end" fo:text-indent="0cm"/>
      <style:text-properties style:font-name="Noto Sans2" fo:font-size="28pt" style:font-name-asian="Noto Sans2" style:font-size-asian="28pt" style:font-size-complex="28pt"/>
    </style:style>
    <style:style style:name="P11" style:family="paragraph">
      <style:paragraph-properties fo:margin-top="0.42cm" fo:margin-bottom="0.35cm" fo:line-height="100%" fo:text-align="center"/>
    </style:style>
    <style:style style:name="P12" style:family="paragraph">
      <style:paragraph-properties fo:margin-left="0cm" fo:margin-right="0cm" fo:margin-top="0.42cm" fo:margin-bottom="0.35cm" fo:line-height="100%" fo:text-align="center" fo:text-indent="0cm"/>
    </style:style>
    <style:style style:name="P13" style:family="paragraph">
      <loext:graphic-properties draw:fill="none"/>
      <style:paragraph-properties fo:line-height="100%" fo:text-align="center"/>
      <style:text-properties style:font-name="Noto Sans2" fo:font-size="32pt" style:font-size-asian="32pt" style:font-size-complex="32pt"/>
    </style:style>
    <style:style style:name="P14" style:family="paragraph">
      <loext:graphic-properties draw:fill="none"/>
      <style:paragraph-properties fo:line-height="100%" fo:text-align="center"/>
      <style:text-properties style:font-name="Noto Sans2" fo:font-size="34pt" style:font-size-asian="34pt" style:font-size-complex="34pt"/>
    </style:style>
    <style:style style:name="T1" style:family="text">
      <style:text-properties fo:color="#000000" loext:opacity="100%" style:font-name="Noto Sans2" fo:font-size="48pt" fo:language="en" fo:country="US" style:font-name-asian="Times New Roman" style:font-size-asian="48pt" style:font-name-complex="Times New Roman" style:font-size-complex="4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Noto Sans CJK TC" fo:font-size="96pt" fo:language="zh" fo:country="TW" fo:font-style="normal" fo:text-shadow="none" style:text-underline-style="none" fo:font-weight="normal" style:letter-kerning="true" style:font-name-asian="Noto Sans CJK TC" style:font-size-asian="96pt" style:font-style-asian="normal" style:font-weight-asian="normal" style:font-name-complex="Times New Roman" style:font-size-complex="9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font-name="Noto Sans CJK TC" fo:font-size="36pt" fo:language="zh" fo:country="TW" style:font-name-asian="Noto Sans CJK TC" style:font-size-asian="36pt" style:font-name-complex="Times New Roman" style:font-size-complex="36pt"/>
    </style:style>
    <style:style style:name="T4" style:family="text">
      <style:text-properties fo:color="#000000" loext:opacity="100%" style:font-name="Noto Sans2" fo:font-size="28pt" fo:language="en" fo:country="US" style:font-name-asian="Noto Sans2" style:font-size-asian="28pt" style:font-name-complex="Times New Roman" style:font-size-complex="28pt"/>
    </style:style>
    <style:style style:name="T5" style:family="text">
      <style:text-properties fo:color="#000000" loext:opacity="100%" style:font-name="Noto Sans2" fo:font-size="32pt" fo:language="en" fo:country="US" style:font-name-asian="Noto Sans CJK JP" style:font-size-asian="32pt" style:font-name-complex="Times New Roman" style:font-size-complex="32pt"/>
    </style:style>
    <style:style style:name="T6" style:family="text">
      <style:text-properties fo:color="#000000" loext:opacity="100%" style:font-name="Noto Sans CJK TC" fo:font-size="32pt" fo:language="en" fo:country="US" style:font-name-asian="Noto Sans CJK TC" style:font-size-asian="32pt" style:font-name-complex="Times New Roman" style:font-size-complex="32pt"/>
    </style:style>
    <style:style style:name="T7" style:family="text">
      <style:text-properties fo:color="#000000" loext:opacity="100%" style:font-name="Noto Sans CJK KR" fo:font-size="32pt" fo:language="en" fo:country="US" style:font-name-asian="Noto Sans CJK KR" style:font-size-asian="32pt" style:font-name-complex="Times New Roman" style:font-size-complex="3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Noto Sans2" fo:font-size="32pt" fo:language="en" fo:country="US" fo:font-style="normal" fo:text-shadow="none" style:text-underline-style="none" fo:font-weight="normal" style:letter-kerning="true" style:font-name-asian="Noto Sans CJK JP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Noto Sans CJK TC" fo:font-size="32pt" fo:language="en" fo:country="US" fo:font-style="normal" fo:text-shadow="none" style:text-underline-style="none" fo:font-weight="normal" style:letter-kerning="true" style:font-name-asian="Noto Sans CJK TC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font-name="Noto Sans CJK KR" fo:font-size="32pt" fo:language="en" fo:country="US" fo:font-style="normal" fo:text-shadow="none" style:text-underline-style="none" fo:font-weight="normal" style:letter-kerning="true" style:font-name-asian="Noto Sans CJK KR" style:font-size-asian="32pt" style:font-style-asian="normal" style:font-weight-asian="normal" style:font-name-complex="Times New Roman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 draw:style-name="gr1">
          <draw:polygon draw:style-name="gr2" draw:text-style-name="P1" draw:layer="layout" svg:width="36.999cm" svg:height="11.986cm" svg:x="2.5cm" svg:y="2.513cm" svg:viewBox="0 0 37000 11987" draw:points="0,0 37000,0 37000,11987 0,11987">
            <text:p/>
          </draw:polygon>
          <draw:polygon draw:style-name="gr3" draw:text-style-name="P2" draw:layer="layout" svg:width="36.999cm" svg:height="11.999cm" svg:x="2.5cm" svg:y="2.5cm" svg:viewBox="0 0 37000 12000" draw:points="0,0 37000,0 37000,12000 0,12000">
            <text:p/>
          </draw:polygon>
        </draw:g>
        <draw:polygon draw:style-name="gr4" draw:text-style-name="P3" draw:layer="layout" svg:width="0.499cm" svg:height="11.999cm" svg:x="2.5cm" svg:y="2.5cm" svg:viewBox="0 0 500 12000" draw:points="0,0 500,0 500,12000 0,12000">
          <text:p/>
        </draw:polygon>
        <draw:polygon draw:style-name="gr4" draw:text-style-name="P3" draw:layer="layout" svg:width="0.499cm" svg:height="11.999cm" svg:x="39cm" svg:y="2.5cm" svg:viewBox="0 0 500 12000" draw:points="0,0 500,0 500,12000 0,12000">
          <text:p/>
        </draw:polygon>
        <draw:frame draw:style-name="gr5" draw:text-style-name="P5" draw:layer="layout" svg:width="36cm" svg:height="2.5cm" svg:x="3cm" svg:y="7cm">
          <draw:text-box>
            <text:p text:style-name="P4"><text:span text:style-name="T1">Student Association</text:span></text:p>
          </draw:text-box>
        </draw:frame>
        <draw:frame draw:style-name="gr6" draw:text-style-name="P7" draw:layer="layout" svg:width="36cm" svg:height="5cm" svg:x="3cm" svg:y="2.5cm">
          <draw:text-box>
            <text:p text:style-name="P6"><text:span text:style-name="T2">學生會</text:span></text:p>
          </draw:text-box>
        </draw:frame>
        <draw:frame draw:style-name="gr7" draw:text-style-name="P9" draw:layer="layout" svg:width="35.012cm" svg:height="2cm" svg:x="2.988cm" svg:y="11cm">
          <draw:text-box>
            <text:p text:style-name="P8"><text:span text:style-name="T3">10001 <text:s text:c="2"/></text:span><text:span text:style-name="T3">學生會</text:span></text:p>
          </draw:text-box>
        </draw:frame>
        <draw:frame draw:style-name="gr8" draw:text-style-name="P10" draw:layer="layout" svg:width="35cm" svg:height="1.5cm" svg:x="3cm" svg:y="12.75cm">
          <draw:text-box>
            <text:p text:style-name="P8"><text:span text:style-name="T4">Student Association</text:span></text:p>
          </draw:text-box>
        </draw:frame>
        <draw:frame draw:style-name="gr9" draw:text-style-name="P5" draw:layer="layout" svg:width="36cm" svg:height="1.847cm" svg:x="3cm" svg:y="9.202cm">
          <draw:text-box>
            <text:p text:style-name="P11"><text:span text:style-name="T5">学生会</text:span><text:span text:style-name="T6">　</text:span><text:span text:style-name="T7">학생회</text:span></text:p>
          </draw:text-box>
        </draw:frame>
        <draw:g draw:style-name="gr1">
          <draw:polygon draw:style-name="gr2" draw:text-style-name="P1" draw:layer="layout" svg:width="36.999cm" svg:height="11.986cm" svg:x="2.5cm" svg:y="15.213cm" svg:viewBox="0 0 37000 11987" draw:points="0,0 37000,0 37000,11987 0,11987">
            <text:p/>
          </draw:polygon>
          <draw:polygon draw:style-name="gr3" draw:text-style-name="P2" draw:layer="layout" svg:width="36.999cm" svg:height="11.999cm" svg:x="2.5cm" svg:y="15.2cm" svg:viewBox="0 0 37000 12000" draw:points="0,0 37000,0 37000,12000 0,12000">
            <text:p/>
          </draw:polygon>
        </draw:g>
        <draw:polygon draw:style-name="gr4" draw:text-style-name="P3" draw:layer="layout" svg:width="0.499cm" svg:height="11.999cm" svg:x="2.5cm" svg:y="15.2cm" svg:viewBox="0 0 500 12000" draw:points="0,0 500,0 500,12000 0,12000">
          <text:p/>
        </draw:polygon>
        <draw:polygon draw:style-name="gr4" draw:text-style-name="P3" draw:layer="layout" svg:width="0.499cm" svg:height="11.999cm" svg:x="39cm" svg:y="15.2cm" svg:viewBox="0 0 500 12000" draw:points="0,0 500,0 500,12000 0,12000">
          <text:p/>
        </draw:polygon>
        <draw:frame draw:style-name="gr5" draw:text-style-name="P5" draw:layer="layout" svg:width="36cm" svg:height="2.5cm" svg:x="3cm" svg:y="19.7cm">
          <draw:text-box>
            <text:p text:style-name="P4"><text:span text:style-name="T1">Student Congress</text:span></text:p>
          </draw:text-box>
        </draw:frame>
        <draw:frame draw:style-name="gr10" draw:text-style-name="P7" draw:layer="layout" svg:width="36cm" svg:height="5cm" svg:x="3cm" svg:y="15.2cm">
          <draw:text-box>
            <text:p text:style-name="P6"><text:span text:style-name="T2">學生議會</text:span></text:p>
          </draw:text-box>
        </draw:frame>
        <draw:frame draw:style-name="gr7" draw:text-style-name="P9" draw:layer="layout" svg:width="35.012cm" svg:height="2cm" svg:x="2.988cm" svg:y="23.7cm">
          <draw:text-box>
            <text:p text:style-name="P8"><text:span text:style-name="T3">10001 <text:s text:c="2"/></text:span><text:span text:style-name="T3">學生會</text:span></text:p>
          </draw:text-box>
        </draw:frame>
        <draw:frame draw:style-name="gr11" draw:text-style-name="P10" draw:layer="layout" svg:width="35cm" svg:height="1.5cm" svg:x="3cm" svg:y="25.45cm">
          <draw:text-box>
            <text:p text:style-name="P8"><text:span text:style-name="T4">Student Association</text:span></text:p>
          </draw:text-box>
        </draw:frame>
        <draw:frame draw:style-name="gr9" draw:text-style-name="P5" draw:layer="layout" svg:width="36cm" svg:height="1.847cm" svg:x="3cm" svg:y="21.902cm">
          <draw:text-box>
            <text:p text:style-name="P12"><text:span text:style-name="T8">学生議会</text:span><text:span text:style-name="T9">　</text:span><text:span text:style-name="T10">학생의회</text:span></text:p>
          </draw:text-box>
        </draw:frame>
      </draw:page>
      <draw:page draw:name="page2" draw:style-name="dp1" draw:master-page-name="PM0">
        <draw:g draw:style-name="gr1">
          <draw:polygon draw:style-name="gr2" draw:text-style-name="P1" draw:layer="layout" svg:width="36.999cm" svg:height="11.986cm" svg:x="2.5cm" svg:y="2.513cm" svg:viewBox="0 0 37000 11987" draw:points="0,0 37000,0 37000,11987 0,11987">
            <text:p/>
          </draw:polygon>
          <draw:polygon draw:style-name="gr3" draw:text-style-name="P2" draw:layer="layout" svg:width="36.999cm" svg:height="11.999cm" svg:x="2.5cm" svg:y="2.5cm" svg:viewBox="0 0 37000 12000" draw:points="0,0 37000,0 37000,12000 0,12000">
            <text:p/>
          </draw:polygon>
        </draw:g>
        <draw:polygon draw:style-name="gr4" draw:text-style-name="P3" draw:layer="layout" svg:width="0.499cm" svg:height="11.999cm" svg:x="2.5cm" svg:y="2.5cm" svg:viewBox="0 0 500 12000" draw:points="0,0 500,0 500,12000 0,12000">
          <text:p/>
        </draw:polygon>
        <draw:polygon draw:style-name="gr4" draw:text-style-name="P3" draw:layer="layout" svg:width="0.499cm" svg:height="11.999cm" svg:x="39cm" svg:y="2.5cm" svg:viewBox="0 0 500 12000" draw:points="0,0 500,0 500,12000 0,12000">
          <text:p/>
        </draw:polygon>
        <draw:frame draw:style-name="gr5" draw:text-style-name="P5" draw:layer="layout" svg:width="36cm" svg:height="2.5cm" svg:x="3cm" svg:y="7cm">
          <draw:text-box>
            <text:p text:style-name="P4"><text:span text:style-name="T1">Computer Hardware Club</text:span></text:p>
          </draw:text-box>
        </draw:frame>
        <draw:frame draw:style-name="gr12" draw:text-style-name="P7" draw:layer="layout" svg:width="36cm" svg:height="5cm" svg:x="3cm" svg:y="2.5cm">
          <draw:text-box>
            <text:p text:style-name="P6"><text:span text:style-name="T2">電腦硬體研習社</text:span></text:p>
          </draw:text-box>
        </draw:frame>
        <draw:frame draw:style-name="gr7" draw:text-style-name="P9" draw:layer="layout" svg:width="35.012cm" svg:height="2cm" svg:x="2.988cm" svg:y="11cm">
          <draw:text-box>
            <text:p text:style-name="P8"><text:span text:style-name="T3">1050 <text:s text:c="2"/></text:span><text:span text:style-name="T3">電腦硬體研習社</text:span></text:p>
          </draw:text-box>
        </draw:frame>
        <draw:frame draw:style-name="gr13" draw:text-style-name="P10" draw:layer="layout" svg:width="35cm" svg:height="1.5cm" svg:x="3cm" svg:y="12.75cm">
          <draw:text-box>
            <text:p text:style-name="P8"><text:span text:style-name="T4">Computer Hardware Club</text:span></text:p>
          </draw:text-box>
        </draw:frame>
        <draw:frame draw:style-name="gr9" draw:text-style-name="P13" draw:layer="layout" svg:width="36cm" svg:height="1.847cm" svg:x="3cm" svg:y="9.202cm">
          <draw:text-box>
            <text:p text:style-name="P11"><text:span text:style-name="T5">コンピュータハードウェアサークル</text:span><text:span text:style-name="T6">　</text:span><text:span text:style-name="T7">컴퓨터 하드웨어 동아리</text:span></text:p>
          </draw:text-box>
        </draw:frame>
        <draw:g draw:style-name="gr1">
          <draw:polygon draw:style-name="gr2" draw:text-style-name="P1" draw:layer="layout" svg:width="36.999cm" svg:height="11.986cm" svg:x="2.5cm" svg:y="15.213cm" svg:viewBox="0 0 37000 11987" draw:points="0,0 37000,0 37000,11987 0,11987">
            <text:p/>
          </draw:polygon>
          <draw:polygon draw:style-name="gr3" draw:text-style-name="P2" draw:layer="layout" svg:width="36.999cm" svg:height="11.999cm" svg:x="2.5cm" svg:y="15.2cm" svg:viewBox="0 0 37000 12000" draw:points="0,0 37000,0 37000,12000 0,12000">
            <text:p/>
          </draw:polygon>
        </draw:g>
        <draw:polygon draw:style-name="gr4" draw:text-style-name="P3" draw:layer="layout" svg:width="0.499cm" svg:height="11.999cm" svg:x="2.5cm" svg:y="15.2cm" svg:viewBox="0 0 500 12000" draw:points="0,0 500,0 500,12000 0,12000">
          <text:p/>
        </draw:polygon>
        <draw:polygon draw:style-name="gr4" draw:text-style-name="P3" draw:layer="layout" svg:width="0.499cm" svg:height="11.999cm" svg:x="39cm" svg:y="15.2cm" svg:viewBox="0 0 500 12000" draw:points="0,0 500,0 500,12000 0,12000">
          <text:p/>
        </draw:polygon>
        <draw:frame draw:style-name="gr5" draw:text-style-name="P5" draw:layer="layout" svg:width="36cm" svg:height="2.5cm" svg:x="3cm" svg:y="19.7cm">
          <draw:text-box>
            <text:p text:style-name="P6"><text:span text:style-name="T1">Startup Club</text:span></text:p>
          </draw:text-box>
        </draw:frame>
        <draw:frame draw:style-name="gr14" draw:text-style-name="P7" draw:layer="layout" svg:width="36cm" svg:height="5cm" svg:x="3cm" svg:y="15.2cm">
          <draw:text-box>
            <text:p text:style-name="P6"><text:span text:style-name="T2">新創社</text:span></text:p>
          </draw:text-box>
        </draw:frame>
        <draw:frame draw:style-name="gr7" draw:text-style-name="P9" draw:layer="layout" svg:width="35.012cm" svg:height="2cm" svg:x="2.988cm" svg:y="23.7cm">
          <draw:text-box>
            <text:p text:style-name="P8"><text:span text:style-name="T3">1083 <text:s text:c="2"/></text:span><text:span text:style-name="T3">新創社</text:span></text:p>
          </draw:text-box>
        </draw:frame>
        <draw:frame draw:style-name="gr15" draw:text-style-name="P10" draw:layer="layout" svg:width="35cm" svg:height="1.5cm" svg:x="3cm" svg:y="25.45cm">
          <draw:text-box>
            <text:p text:style-name="P8"><text:span text:style-name="T4">Startup Club</text:span></text:p>
          </draw:text-box>
        </draw:frame>
        <draw:frame draw:style-name="gr9" draw:text-style-name="P14" draw:layer="layout" svg:width="36cm" svg:height="1.847cm" svg:x="3cm" svg:y="21.902cm">
          <draw:text-box>
            <text:p text:style-name="P12"><text:span text:style-name="T8">スタートアップサークル</text:span><text:span text:style-name="T9">　</text:span><text:span text:style-name="T10">스타트업 동아리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wiss" style:font-pitch="variable"/>
    <style:font-face style:name="Noto Sans CJK KR" svg:font-family="'Noto Sans CJK KR'" style:font-family-generic="swiss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family-generic="swiss"/>
    <style:font-face style:name="Noto Sans CJK TC2" svg:font-family="'Noto Sans CJK TC'" style:font-family-generic="system" style:font-pitch="variable"/>
    <style:font-face style:name="Noto Sans CJK TC3" svg:font-family="'Noto Sans CJK TC'" style:font-pitch="variable"/>
    <style:font-face style:name="Noto Sans1" svg:font-family="'Noto Sans'" style:font-family-generic="swiss"/>
    <style:font-face style:name="Noto Sans2" svg:font-family="'Noto Sans'" style:font-family-generic="swiss" style:font-pitch="variable"/>
    <style:font-face style:name="Noto Serif CJK TC" svg:font-family="'Noto Serif CJK TC'" style:font-family-generic="system" style:font-pitch="variable"/>
    <style:font-face style:name="Times New Roman" svg:font-family="'Times New Roman'"/>
  </office:font-face-decls>
  <office:styles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2" style:font-family-asian="'Noto Sans CJK TC'" style:font-family-generic-asian="system" style:font-pitch-asian="variable" style:font-size-asian="18pt" style:font-style-asian="normal" style:font-weight-asian="normal" style:font-name-complex="Noto Sans CJK TC2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style:font-name="Noto Sans1" fo:font-family="'Noto Sans'" style:font-family-generic="swiss" fo:font-size="14pt" fo:language="en" fo:country="US" style:letter-kerning="true" style:font-name-asian="Noto Sans CJK TC1" style:font-family-asian="'Noto Sans CJK TC'" style:font-family-generic-asian="swiss" style:font-size-asian="14pt" style:language-asian="zh" style:country-asian="TW" style:font-name-complex="Noto Sans1" style:font-family-complex="'Noto Sans'" style:font-family-generic-complex="swiss" style:font-size-complex="14pt" style:language-complex="hi" style:country-complex="IN"/>
    </style:style>
    <style:style style:name="注音標示" style:family="graphic">
      <style:paragraph-properties style:text-autospace="none"/>
      <style:text-properties fo:font-size="6pt" style:text-underline-style="none" style:font-size-complex="6pt" style:text-emphasize="none"/>
    </style:style>
    <style:style style:name="索引" style:family="graphic">
      <style:paragraph-properties style:text-autospace="none"/>
      <style:text-properties style:font-name="Noto Sans1" fo:font-family="'Noto Sans'" style:font-family-generic="swiss" style:font-name-asian="Noto Sans CJK TC1" style:font-family-asian="'Noto Sans CJK TC'" style:font-family-generic-asian="swiss" style:font-name-complex="Noto Sans1" style:font-family-complex="'Noto Sans'" style:font-family-generic-complex="swiss"/>
    </style:style>
    <style:style style:name="caption" style:family="graphic">
      <style:paragraph-properties fo:margin-top="0.374cm" fo:margin-bottom="0.374cm" style:text-autospace="none"/>
      <style:text-properties style:font-name="Noto Sans1" fo:font-family="'Noto Sans'" style:font-family-generic="swiss" fo:font-size="14pt" fo:font-style="italic" style:font-name-asian="Noto Sans CJK TC1" style:font-family-asian="'Noto Sans CJK TC'" style:font-family-generic-asian="swiss" style:font-size-asian="14pt" style:font-style-asian="italic" style:font-name-complex="Noto Sans1" style:font-family-complex="'Noto Sans'" style:font-family-generic-complex="swiss" style:font-size-complex="14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Noto Sans1" fo:font-family="'Noto Sans'" style:font-family-generic="swiss" style:font-name-asian="Noto Sans CJK TC1" style:font-family-asian="'Noto Sans CJK TC'" style:font-family-generic-asian="swiss" style:font-name-complex="Noto Sans1" style:font-family-complex="'Noto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標題" style:family="graphic">
      <style:paragraph-properties fo:margin-top="0.746cm" fo:margin-bottom="0.374cm" style:text-autospace="none"/>
      <style:text-properties style:font-name="Noto Sans1" fo:font-family="'Noto Sans'" style:font-family-generic="swiss" fo:font-size="14pt" style:font-name-asian="Noto Sans CJK TC3" style:font-family-asian="'Noto Sans CJK TC'" style:font-pitch-asian="variable" style:font-name-complex="Noto Sans1" style:font-family-complex="'Noto Sans'" style:font-family-generic-complex="swiss" style:font-size-complex="14pt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1T12:14:03.441527675</dc:date>
    <meta:creation-date>2024-05-14T15:58:23Z</meta:creation-date>
    <meta:generator>LibreOffice/24.8.6.2$Linux_X86_64 LibreOffice_project/d50be90c1d90f0f90a5235ffcbbafbbfa38a83c2</meta:generator>
    <meta:editing-duration>PT3H52M49S</meta:editing-duration>
    <meta:editing-cycles>94</meta:editing-cycles>
    <meta:document-statistic meta:object-count="40"/>
  </office:meta>
</office:document-meta>
</file>